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003">
            <text:p>1003</text:p>
          </table:table-cell>
          <table:table-cell office:value-type="string">
            <text:p>DATE</text:p>
          </table:table-cell>
          <table:table-cell table:formula="of:=&quot;const  MCR_&quot; &amp;[.B1] &amp; &quot; as integer =&quot; &amp; [.A1]" office:value-type="string" office:string-value="const  MCR_DATE as integer =1003">
            <text:p>const <text:s/>MCR_DATE as integer =1003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HR</text:p>
          </table:table-cell>
          <table:table-cell table:formula="of:=&quot;const  MCR_&quot; &amp;[.B2] &amp; &quot; as integer =&quot; &amp; [.A2]" office:value-type="string" office:string-value="const  MCR_HR as integer =1004">
            <text:p>const <text:s/>MCR_HR as integer =100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CLOCK</text:p>
          </table:table-cell>
          <table:table-cell table:formula="of:=&quot;const  MCR_&quot; &amp;[.B3] &amp; &quot; as integer =&quot; &amp; [.A3]" office:value-type="string" office:string-value="const  MCR_CLOCK as integer =1002">
            <text:p>const <text:s/>MCR_CLOCK as integer =1002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SERIE_NO</text:p>
          </table:table-cell>
          <table:table-cell table:formula="of:=&quot;const  MCR_&quot; &amp;[.B4] &amp; &quot; as integer =&quot; &amp; [.A4]" office:value-type="string" office:string-value="const  MCR_SERIE_NO as integer =1001">
            <text:p>const <text:s/>MCR_SERIE_NO as integer =1001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METER_NO_1</text:p>
          </table:table-cell>
          <table:table-cell table:formula="of:=&quot;const  MCR_&quot; &amp;[.B5] &amp; &quot; as integer =&quot; &amp; [.A5]" office:value-type="string" office:string-value="const  MCR_METER_NO_1 as integer =1010">
            <text:p>const <text:s/>MCR_METER_NO_1 as integer =101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1</text:p>
          </table:table-cell>
          <table:table-cell table:formula="of:=&quot;const  MCR_&quot; &amp;[.B6] &amp; &quot; as integer =&quot; &amp; [.A6]" office:value-type="string" office:string-value="const  MCR_E1 as integer =60">
            <text:p>const <text:s/>MCR_E1 as integer =6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E2</text:p>
          </table:table-cell>
          <table:table-cell table:formula="of:=&quot;const  MCR_&quot; &amp;[.B7] &amp; &quot; as integer =&quot; &amp; [.A7]" office:value-type="string" office:string-value="const  MCR_E2 as integer =94">
            <text:p>const <text:s/>MCR_E2 as integer =9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E3</text:p>
          </table:table-cell>
          <table:table-cell table:formula="of:=&quot;const  MCR_&quot; &amp;[.B8] &amp; &quot; as integer =&quot; &amp; [.A8]" office:value-type="string" office:string-value="const  MCR_E3 as integer =63">
            <text:p>const <text:s/>MCR_E3 as integer =6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E4</text:p>
          </table:table-cell>
          <table:table-cell table:formula="of:=&quot;const  MCR_&quot; &amp;[.B9] &amp; &quot; as integer =&quot; &amp; [.A9]" office:value-type="string" office:string-value="const  MCR_E4 as integer =61">
            <text:p>const <text:s/>MCR_E4 as integer =6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E5</text:p>
          </table:table-cell>
          <table:table-cell table:formula="of:=&quot;const  MCR_&quot; &amp;[.B10] &amp; &quot; as integer =&quot; &amp; [.A10]" office:value-type="string" office:string-value="const  MCR_E5 as integer =62">
            <text:p>const <text:s/>MCR_E5 as integer =6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6</text:p>
          </table:table-cell>
          <table:table-cell table:formula="of:=&quot;const  MCR_&quot; &amp;[.B11] &amp; &quot; as integer =&quot; &amp; [.A11]" office:value-type="string" office:string-value="const  MCR_E6 as integer =95">
            <text:p>const <text:s/>MCR_E6 as integer =9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E7</text:p>
          </table:table-cell>
          <table:table-cell table:formula="of:=&quot;const  MCR_&quot; &amp;[.B12] &amp; &quot; as integer =&quot; &amp; [.A12]" office:value-type="string" office:string-value="const  MCR_E7 as integer =96">
            <text:p>const <text:s/>MCR_E7 as integer =9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E8</text:p>
          </table:table-cell>
          <table:table-cell table:formula="of:=&quot;const  MCR_&quot; &amp;[.B13] &amp; &quot; as integer =&quot; &amp; [.A13]" office:value-type="string" office:string-value="const  MCR_E8 as integer =97">
            <text:p>const <text:s/>MCR_E8 as integer =9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E9</text:p>
          </table:table-cell>
          <table:table-cell table:formula="of:=&quot;const  MCR_&quot; &amp;[.B14] &amp; &quot; as integer =&quot; &amp; [.A14]" office:value-type="string" office:string-value="const  MCR_E9 as integer =110">
            <text:p>const <text:s/>MCR_E9 as integer =11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A2</text:p>
          </table:table-cell>
          <table:table-cell table:formula="of:=&quot;const  MCR_&quot; &amp;[.B15] &amp; &quot; as integer =&quot; &amp; [.A15]" office:value-type="string" office:string-value="const  MCR_TA2 as integer =64">
            <text:p>const <text:s/>MCR_TA2 as integer =6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V1</text:p>
          </table:table-cell>
          <table:table-cell table:formula="of:=&quot;const  MCR_&quot; &amp;[.B16] &amp; &quot; as integer =&quot; &amp; [.A16]" office:value-type="string" office:string-value="const  MCR_V1 as integer =68">
            <text:p>const <text:s/>MCR_V1 as integer =6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2</text:p>
          </table:table-cell>
          <table:table-cell table:formula="of:=&quot;const  MCR_&quot; &amp;[.B17] &amp; &quot; as integer =&quot; &amp; [.A17]" office:value-type="string" office:string-value="const  MCR_V2 as integer =69">
            <text:p>const <text:s/>MCR_V2 as integer =6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A</text:p>
          </table:table-cell>
          <table:table-cell table:formula="of:=&quot;const  MCR_&quot; &amp;[.B18] &amp; &quot; as integer =&quot; &amp; [.A18]" office:value-type="string" office:string-value="const  MCR_VA as integer =84">
            <text:p>const <text:s/>MCR_VA as integer =8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VB</text:p>
          </table:table-cell>
          <table:table-cell table:formula="of:=&quot;const  MCR_&quot; &amp;[.B19] &amp; &quot; as integer =&quot; &amp; [.A19]" office:value-type="string" office:string-value="const  MCR_VB as integer =85">
            <text:p>const <text:s/>MCR_VB as integer =8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1</text:p>
          </table:table-cell>
          <table:table-cell table:formula="of:=&quot;const  MCR_&quot; &amp;[.B20] &amp; &quot; as integer =&quot; &amp; [.A20]" office:value-type="string" office:string-value="const  MCR_M1 as integer =72">
            <text:p>const <text:s/>MCR_M1 as integer =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2</text:p>
          </table:table-cell>
          <table:table-cell table:formula="of:=&quot;const  MCR_&quot; &amp;[.B21] &amp; &quot; as integer =&quot; &amp; [.A21]" office:value-type="string" office:string-value="const  MCR_M2 as integer =73">
            <text:p>const <text:s/>MCR_M2 as integer =7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INFOEVENT</text:p>
          </table:table-cell>
          <table:table-cell table:formula="of:=&quot;const  MCR_&quot; &amp;[.B22] &amp; &quot; as integer =&quot; &amp; [.A22]" office:value-type="string" office:string-value="const  MCR_INFOEVENT as integer =113">
            <text:p>const <text:s/>MCR_INFOEVENT as integer =11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NFO</text:p>
          </table:table-cell>
          <table:table-cell table:formula="of:=&quot;const  MCR_&quot; &amp;[.B23] &amp; &quot; as integer =&quot; &amp; [.A23]" office:value-type="string" office:string-value="const  MCR_INFO as integer =99">
            <text:p>const <text:s/>MCR_INFO as integer =9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1</text:p>
          </table:table-cell>
          <table:table-cell table:formula="of:=&quot;const  MCR_&quot; &amp;[.B24] &amp; &quot; as integer =&quot; &amp; [.A24]" office:value-type="string" office:string-value="const  MCR_T1 as integer =86">
            <text:p>const <text:s/>MCR_T1 as integer =8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2</text:p>
          </table:table-cell>
          <table:table-cell table:formula="of:=&quot;const  MCR_&quot; &amp;[.B25] &amp; &quot; as integer =&quot; &amp; [.A25]" office:value-type="string" office:string-value="const  MCR_T2 as integer =87">
            <text:p>const <text:s/>MCR_T2 as integer =8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3</text:p>
          </table:table-cell>
          <table:table-cell table:formula="of:=&quot;const  MCR_&quot; &amp;[.B26] &amp; &quot; as integer =&quot; &amp; [.A26]" office:value-type="string" office:string-value="const  MCR_T3 as integer =88">
            <text:p>const <text:s/>MCR_T3 as integer =8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4</text:p>
          </table:table-cell>
          <table:table-cell table:formula="of:=&quot;const  MCR_&quot; &amp;[.B27] &amp; &quot; as integer =&quot; &amp; [.A27]" office:value-type="string" office:string-value="const  MCR_T4 as integer =122">
            <text:p>const <text:s/>MCR_T4 as integer =122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T1_sub_T2</text:p>
          </table:table-cell>
          <table:table-cell table:formula="of:=&quot;const  MCR_&quot; &amp;[.B28] &amp; &quot; as integer =&quot; &amp; [.A28]" office:value-type="string" office:string-value="const  MCR_T1_sub_T2 as integer =89">
            <text:p>const <text:s/>MCR_T1_sub_T2 as integer =8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1</text:p>
          </table:table-cell>
          <table:table-cell table:formula="of:=&quot;const  MCR_&quot; &amp;[.B29] &amp; &quot; as integer =&quot; &amp; [.A29]" office:value-type="string" office:string-value="const  MCR_P1 as integer =91">
            <text:p>const <text:s/>MCR_P1 as integer =9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2</text:p>
          </table:table-cell>
          <table:table-cell table:formula="of:=&quot;const  MCR_&quot; &amp;[.B30] &amp; &quot; as integer =&quot; &amp; [.A30]" office:value-type="string" office:string-value="const  MCR_P2 as integer =92">
            <text:p>const <text:s/>MCR_P2 as integer =9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LOW1</text:p>
          </table:table-cell>
          <table:table-cell table:formula="of:=&quot;const  MCR_&quot; &amp;[.B31] &amp; &quot; as integer =&quot; &amp; [.A31]" office:value-type="string" office:string-value="const  MCR_FLOW1 as integer =74">
            <text:p>const <text:s/>MCR_FLOW1 as integer =7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LOW2</text:p>
          </table:table-cell>
          <table:table-cell table:formula="of:=&quot;const  MCR_&quot; &amp;[.B32] &amp; &quot; as integer =&quot; &amp; [.A32]" office:value-type="string" office:string-value="const  MCR_FLOW2 as integer =75">
            <text:p>const <text:s/>MCR_FLOW2 as integer =7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FFEKT1</text:p>
          </table:table-cell>
          <table:table-cell table:formula="of:=&quot;const  MCR_&quot; &amp;[.B33] &amp; &quot; as integer =&quot; &amp; [.A33]" office:value-type="string" office:string-value="const  MCR_EFFEKT1 as integer =80">
            <text:p>const <text:s/>MCR_EFFEKT1 as integer =8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AX_FLOW1DATE_AR</text:p>
          </table:table-cell>
          <table:table-cell table:formula="of:=&quot;const  MCR_&quot; &amp;[.B34] &amp; &quot; as integer =&quot; &amp; [.A34]" office:value-type="string" office:string-value="const  MCR_MAX_FLOW1DATE_AR as integer =123">
            <text:p>const <text:s/>MCR_MAX_FLOW1DATE_AR as integer =12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AX_FLOW1_AR</text:p>
          </table:table-cell>
          <table:table-cell table:formula="of:=&quot;const  MCR_&quot; &amp;[.B35] &amp; &quot; as integer =&quot; &amp; [.A35]" office:value-type="string" office:string-value="const  MCR_MAX_FLOW1_AR as integer =124">
            <text:p>const <text:s/>MCR_MAX_FLOW1_AR as integer =12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IN_FLOW1DATE_AR</text:p>
          </table:table-cell>
          <table:table-cell table:formula="of:=&quot;const  MCR_&quot; &amp;[.B36] &amp; &quot; as integer =&quot; &amp; [.A36]" office:value-type="string" office:string-value="const  MCR_MIN_FLOW1DATE_AR as integer =125">
            <text:p>const <text:s/>MCR_MIN_FLOW1DATE_AR as integer =12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IN_FLOW1_AR</text:p>
          </table:table-cell>
          <table:table-cell table:formula="of:=&quot;const  MCR_&quot; &amp;[.B37] &amp; &quot; as integer =&quot; &amp; [.A37]" office:value-type="string" office:string-value="const  MCR_MIN_FLOW1_AR as integer =126">
            <text:p>const <text:s/>MCR_MIN_FLOW1_AR as integer =12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AX_EFFEKT1DATE_AR</text:p>
          </table:table-cell>
          <table:table-cell table:formula="of:=&quot;const  MCR_&quot; &amp;[.B38] &amp; &quot; as integer =&quot; &amp; [.A38]" office:value-type="string" office:string-value="const  MCR_MAX_EFFEKT1DATE_AR as integer =127">
            <text:p>const <text:s/>MCR_MAX_EFFEKT1DATE_AR as integer =1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AX_EFFEKT1_AR</text:p>
          </table:table-cell>
          <table:table-cell table:formula="of:=&quot;const  MCR_&quot; &amp;[.B39] &amp; &quot; as integer =&quot; &amp; [.A39]" office:value-type="string" office:string-value="const  MCR_MAX_EFFEKT1_AR as integer =128">
            <text:p>const <text:s/>MCR_MAX_EFFEKT1_AR as integer =12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IN_EFFEKT1DATE_AR</text:p>
          </table:table-cell>
          <table:table-cell table:formula="of:=&quot;const  MCR_&quot; &amp;[.B40] &amp; &quot; as integer =&quot; &amp; [.A40]" office:value-type="string" office:string-value="const  MCR_MIN_EFFEKT1DATE_AR as integer =129">
            <text:p>const <text:s/>MCR_MIN_EFFEKT1DATE_AR as integer =12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IN_EFFEKT1_AR</text:p>
          </table:table-cell>
          <table:table-cell table:formula="of:=&quot;const  MCR_&quot; &amp;[.B41] &amp; &quot; as integer =&quot; &amp; [.A41]" office:value-type="string" office:string-value="const  MCR_MIN_EFFEKT1_AR as integer =130">
            <text:p>const <text:s/>MCR_MIN_EFFEKT1_AR as integer =13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AX_FLOW1DATE_MANED</text:p>
          </table:table-cell>
          <table:table-cell table:formula="of:=&quot;const  MCR_&quot; &amp;[.B42] &amp; &quot; as integer =&quot; &amp; [.A42]" office:value-type="string" office:string-value="const  MCR_MAX_FLOW1DATE_MANED as integer =138">
            <text:p>const <text:s/>MCR_MAX_FLOW1DATE_MANED as integer =13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AX_FLOW1_MANED</text:p>
          </table:table-cell>
          <table:table-cell table:formula="of:=&quot;const  MCR_&quot; &amp;[.B43] &amp; &quot; as integer =&quot; &amp; [.A43]" office:value-type="string" office:string-value="const  MCR_MAX_FLOW1_MANED as integer =139">
            <text:p>const <text:s/>MCR_MAX_FLOW1_MANED as integer =13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IN_FLOW1DATE_MANED</text:p>
          </table:table-cell>
          <table:table-cell table:formula="of:=&quot;const  MCR_&quot; &amp;[.B44] &amp; &quot; as integer =&quot; &amp; [.A44]" office:value-type="string" office:string-value="const  MCR_MIN_FLOW1DATE_MANED as integer =140">
            <text:p>const <text:s/>MCR_MIN_FLOW1DATE_MANED as integer =1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IN_FLOW1_MANED</text:p>
          </table:table-cell>
          <table:table-cell table:formula="of:=&quot;const  MCR_&quot; &amp;[.B45] &amp; &quot; as integer =&quot; &amp; [.A45]" office:value-type="string" office:string-value="const  MCR_MIN_FLOW1_MANED as integer =141">
            <text:p>const <text:s/>MCR_MIN_FLOW1_MANED as integer =14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AX_EFFEKT1DATE_MANED</text:p>
          </table:table-cell>
          <table:table-cell table:formula="of:=&quot;const  MCR_&quot; &amp;[.B46] &amp; &quot; as integer =&quot; &amp; [.A46]" office:value-type="string" office:string-value="const  MCR_MAX_EFFEKT1DATE_MANED as integer =142">
            <text:p>const <text:s/>MCR_MAX_EFFEKT1DATE_MANED as integer =14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AX_EFFEKT1_MANED</text:p>
          </table:table-cell>
          <table:table-cell table:formula="of:=&quot;const  MCR_&quot; &amp;[.B47] &amp; &quot; as integer =&quot; &amp; [.A47]" office:value-type="string" office:string-value="const  MCR_MAX_EFFEKT1_MANED as integer =143">
            <text:p>const <text:s/>MCR_MAX_EFFEKT1_MANED as integer =14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IN_EFFEKT1DATE_MANED</text:p>
          </table:table-cell>
          <table:table-cell table:formula="of:=&quot;const  MCR_&quot; &amp;[.B48] &amp; &quot; as integer =&quot; &amp; [.A48]" office:value-type="string" office:string-value="const  MCR_MIN_EFFEKT1DATE_MANED as integer =144">
            <text:p>const <text:s/>MCR_MIN_EFFEKT1DATE_MANED as integer =14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IN_EFFEKT1_MANED</text:p>
          </table:table-cell>
          <table:table-cell table:formula="of:=&quot;const  MCR_&quot; &amp;[.B49] &amp; &quot; as integer =&quot; &amp; [.A49]" office:value-type="string" office:string-value="const  MCR_MIN_EFFEKT1_MANED as integer =145">
            <text:p>const <text:s/>MCR_MIN_EFFEKT1_MANED as integer =14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VR_T1_AR</text:p>
          </table:table-cell>
          <table:table-cell table:formula="of:=&quot;const  MCR_&quot; &amp;[.B50] &amp; &quot; as integer =&quot; &amp; [.A50]" office:value-type="string" office:string-value="const  MCR_AVR_T1_AR as integer =146">
            <text:p>const <text:s/>MCR_AVR_T1_AR as integer =14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AVR_T2_AR</text:p>
          </table:table-cell>
          <table:table-cell table:formula="of:=&quot;const  MCR_&quot; &amp;[.B51] &amp; &quot; as integer =&quot; &amp; [.A51]" office:value-type="string" office:string-value="const  MCR_AVR_T2_AR as integer =147">
            <text:p>const <text:s/>MCR_AVR_T2_AR as integer =14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VR_T1_MANED</text:p>
          </table:table-cell>
          <table:table-cell table:formula="of:=&quot;const  MCR_&quot; &amp;[.B52] &amp; &quot; as integer =&quot; &amp; [.A52]" office:value-type="string" office:string-value="const  MCR_AVR_T1_MANED as integer =149">
            <text:p>const <text:s/>MCR_AVR_T1_MANED as integer =14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AVR_T2_MANED</text:p>
          </table:table-cell>
          <table:table-cell table:formula="of:=&quot;const  MCR_&quot; &amp;[.B53] &amp; &quot; as integer =&quot; &amp; [.A53]" office:value-type="string" office:string-value="const  MCR_AVR_T2_MANED as integer =150">
            <text:p>const <text:s/>MCR_AVR_T2_MANED as integer =1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L2</text:p>
          </table:table-cell>
          <table:table-cell table:formula="of:=&quot;const  MCR_&quot; &amp;[.B54] &amp; &quot; as integer =&quot; &amp; [.A54]" office:value-type="string" office:string-value="const  MCR_TL2 as integer =66">
            <text:p>const <text:s/>MCR_TL2 as integer =6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L3</text:p>
          </table:table-cell>
          <table:table-cell table:formula="of:=&quot;const  MCR_&quot; &amp;[.B55] &amp; &quot; as integer =&quot; &amp; [.A55]" office:value-type="string" office:string-value="const  MCR_TL3 as integer =67">
            <text:p>const <text:s/>MCR_TL3 as integer =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XDAY</text:p>
          </table:table-cell>
          <table:table-cell table:formula="of:=&quot;const  MCR_&quot; &amp;[.B56] &amp; &quot; as integer =&quot; &amp; [.A56]" office:value-type="string" office:string-value="const  MCR_XDAY as integer =98">
            <text:p>const <text:s/>MCR_XDAY as integer =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11.03.2015</text:date>, <text:time>18:19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18:19:17.25</dc:date>
    <meta:document-statistic meta:table-count="1" meta:cell-count="168" meta:object-count="0"/>
    <meta:generator>OpenOffice/4.1.1$Win32 OpenOffice.org_project/411m6$Build-9775</meta:generator>
  </office:meta>
</office:document-meta>
</file>